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1cd6c3" officeooo:paragraph-rsid="001cd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riting parsers for your application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6T22:17:18.402502725</dc:date>
    <meta:editing-duration>PT1M13S</meta:editing-duration>
    <meta:editing-cycles>2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" meta:word-count="5" meta:character-count="37" meta:non-whitespace-character-count="33"/>
  </office:meta>
</office:document-meta>
</file>